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7.51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table table:name="Effectif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Email</text:p>
          </table:table-cell>
          <table:table-cell table:style-name="ce1" office:value-type="string">
            <text:p>Url lien retour</text:p>
          </table:table-cell>
          <table:table-cell table:style-name="ce1" office:value-type="string">
            <text:p>Date</text:p>
          </table:table-cell>
          <table:table-cell table:style-name="ce1"/>
          <table:table-cell table:style-name="ce1" office:value-type="string">
            <text:p>Notre lien</text:p>
          </table:table-cell>
          <table:table-cell table:style-name="ce1" table:number-columns-repeated="6"/>
          <table:table-cell table:style-name="ce1" office:value-type="string">
            <text:p>Notes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lesamisdeceline@yahoo.fr </text:p>
          </table:table-cell>
          <table:table-cell office:value-type="string">
            <text:p>http://lesamisdeceline.fr/content/14-partenaires</text:p>
          </table:table-cell>
          <table:table-cell office:value-type="date" office:date-value="2015-03-01">
            <text:p>01/03/15</text:p>
          </table:table-cell>
          <table:table-cell/>
          <table:table-cell office:value-type="string">
            <text:p>http://www.chien-calme.com/partenaires/</text:p>
          </table:table-cell>
          <table:table-cell table:number-columns-repeated="6"/>
          <table:table-cell office:value-type="string">
            <text:p>Zone à email :</text:p>
            <text:p><text:a xlink:href="http://www.livre-dor.net/livre.php?livredor=130290&amp;p=0">http://www.livre-dor.net/livre.php?livredor=130290&amp;p=0</text:a></text:p>
          </table:table-cell>
          <table:table-cell table:number-columns-repeated="1012"/>
        </table:table-row>
        <table:table-row table:style-name="ro1">
          <table:table-cell office:value-type="string">
            <text:p>https://www.facebook.com/serge.arnaud3</text:p>
          </table:table-cell>
          <table:table-cell/>
          <table:table-cell table:style-name="Default"/>
          <table:table-cell/>
          <table:table-cell office:value-type="string">
            <text:p>http://www.chien-calme.com/actualites/chien_bio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ttp://www.espace-vet.fr/actualites/site-chien-calme/</text:p>
          </table:table-cell>
          <table:table-cell office:value-type="date" office:date-value="2015-10-01">
            <text:p>01/10/15</text:p>
          </table:table-cell>
          <table:table-cell/>
          <table:table-cell office:value-type="string">
            <text:p>http://www.chien-calme.com/actualites/mal-transport-chien/</text:p>
          </table:table-cell>
          <table:table-cell table:number-columns-repeated="1019"/>
        </table:table-row>
      </table:table>
      <table:table table:name="Possibles" table:style-name="ta1" table:print="false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Contact</text:p>
          </table:table-cell>
          <table:table-cell table:style-name="ce1"/>
          <table:table-cell table:style-name="ce1" office:value-type="string">
            <text:p>Mail envoyé</text:p>
          </table:table-cell>
          <table:table-cell table:style-name="ce1" table:number-columns-repeated="1020"/>
        </table:table-row>
        <table:table-row table:style-name="ro3">
          <table:table-cell office:value-type="string">
            <text:p>http://www.vetup.com/articles-veterinaires/categories/71-articles-veterinaires-vetup/582-ingestion-aliments</text:p>
          </table:table-cell>
          <table:table-cell office:value-type="string">
            <text:p>http://www.vetup.com/contact</text:p>
          </table:table-cell>
          <table:table-cell/>
          <table:table-cell office:value-type="string">
            <text:p>Bonjour,</text:p>
            <text:p/>
            <text:p>Je suis actuellement en train de mettre en place de nouveaux partenariats (type SEO) pour notre site web www.chien-calme.com .</text:p>
            <text:p/>
            <text:p>Je pense que nous pouvons trouver plusieurs pistes pour mettre en valeur nos sites respectifs. Accepteriez-vous par exemple des échanges de liens dans des articles déjà publiés ?</text:p>
            <text:p/>
            <text:p>D'autre part, j'ai vu que vous aviez un article invité écrit par le Dr Serge Arnaud. Pourriez-vous nous mettre en relation, j'aimerais lui faire remonter quelques remarques concernant son blog.</text:p>
            <text:p/>
            <text:p>Bien cordialement, </text:p>
            <text:p><text:s text:c="2"/>Jean-Christophe Lavoc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s://www.google.fr/search?q=Serge+ARNAUD+veterinaire&amp;ie=utf-8&amp;oe=utf-8&amp;gws_rd=cr&amp;ei=b37xVtmoC4KmU-n5iPAI</text:p>
          </table:table-cell>
          <table:table-cell table:number-columns-repeated="2"/>
          <table:table-cell office:value-type="string">
            <text:p>trouver des sites pour échanges ou partenariats</text:p>
          </table:table-cell>
          <table:table-cell table:number-columns-repeated="1020"/>
        </table:table-row>
        <table:table-row table:style-name="ro1">
          <table:table-cell office:value-type="string">
            <text:p>http://www.jacquelinepeker.com/blog/2014/10/19/parlons-un-peu-dhomeopathie-veterinaire/</text:p>
          </table:table-cell>
          <table:table-cell table:number-columns-repeated="2"/>
          <table:table-cell office:value-type="string">
            <text:p>type: commentaire homeopathie</text:p>
          </table:table-cell>
          <table:table-cell table:number-columns-repeated="1020"/>
        </table:table-row>
      </table:table>
      <table:table table:name="Commentaires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URL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http://passionsetbilletsactu.over-blog.com/2015/09/site-d-un-ancien-veterinaire-arnaud-veto-a-orientation-homeopathie-phytotherapie-nombreuses-informations-dont-on-peut-parler-avec-so#ob-comment-ob-comment-87647672</text:p>
          </table:table-cell>
          <table:table-cell table:style-name="ce3" office:value-type="date" office:date-value="2016-03-23">
            <text:p>23/03/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2/03/2016</text:date>, <text:time>18:5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58S</meta:editing-duration>
    <meta:editing-cycles>5</meta:editing-cycles>
    <meta:generator>OpenOffice/4.1.1$Win32 OpenOffice.org_project/411m6$Build-9775</meta:generator>
    <dc:date>2016-03-22T18:59:58.56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